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4594" officeooo:paragraph-rsid="00114594"/>
    </style:style>
    <style:style style:name="P2" style:family="paragraph" style:parent-style-name="Standard">
      <style:text-properties officeooo:rsid="00130051" officeooo:paragraph-rsid="00130051"/>
    </style:style>
    <style:style style:name="P3" style:family="paragraph" style:parent-style-name="Standard">
      <style:text-properties officeooo:rsid="00133a6f" officeooo:paragraph-rsid="00133a6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nfo 8</text:p>
      <text:p text:style-name="P1"/>
      <text:p text:style-name="P1">Tipi di dato: ... ...</text:p>
      <text:p text:style-name="P1"/>
      <text:p text:style-name="P3">...</text:p>
      <text:p text:style-name="P3">typedef enum {lun, mar, mer... dom} giorno;</text:p>
      <text:p text:style-name="P3">giorno g1, g2...</text:p>
      <text:p text:style-name="P3">if (g1 &lt;= ven){}</text:p>
      <text:p text:style-name="P1"/>
      <text:p text:style-name="P1">Array</text:p>
      <text:p text:style-name="P1"/>
      <text:p text:style-name="P1">typedef float arrayDiFloat[100];</text:p>
      <text:p text:style-name="P1">arrayDiFloat a1, a2, a3...</text:p>
      <text:p text:style-name="P1"/>
      <text:p text:style-name="P1">Somma di vettori</text:p>
      <text:p text:style-name="P1"/>
      <text:p text:style-name="P1">i = 0;</text:p>
      <text:p text:style-name="P1"/>
      <text:p text:style-name="P1">while (i &lt; 100)</text:p>
      <text:p text:style-name="P1">{</text:p>
      <text:p text:style-name="P1"><text:tab/>a3[i] = a1[i] + a2[i];</text:p>
      <text:p text:style-name="P1"><text:tab/>i++;</text:p>
      <text:p text:style-name="P1">}</text:p>
      <text:p text:style-name="P1"/>
      <text:p text:style-name="P1">Prodotto scalare</text:p>
      <text:p text:style-name="P1"/>
      <text:p text:style-name="P1">s = 0.0;</text:p>
      <text:p text:style-name="P1">i = 0;</text:p>
      <text:p text:style-name="P1"/>
      <text:p text:style-name="P1">while (i &lt; 100)</text:p>
      <text:p text:style-name="P1">{</text:p>
      <text:p text:style-name="P1"><text:tab/>s = s + a1[i] * a2[i];</text:p>
      <text:p text:style-name="P1"><text:tab/>i++;</text:p>
      <text:p text:style-name="P1">}</text:p>
      <text:p text:style-name="P1"/>
      <text:p text:style-name="P2">Io non posso fare a1 = ..., non posso assegnare qualcosa ad un'array</text:p>
      <text:p text:style-name="P2"/>
      <text:p text:style-name="P3">typedef char stringa[30];</text:p>
      <text:p text:style-name="P3">stringa s1, s2, s3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6.2$Linux_X86_64 LibreOffice_project/00m0$Build-2</meta:generator>
    <meta:editing-cycles>0</meta:editing-cycles>
    <meta:editing-duration>P0D</meta:editing-duration>
    <meta:document-statistic meta:table-count="0" meta:image-count="0" meta:object-count="0" meta:page-count="1" meta:paragraph-count="27" meta:word-count="90" meta:character-count="425" meta:non-whitespace-character-count="358"/>
  </office:meta>
</office:document-meta>
</file>